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2000000258F37B18FB.jpg"/>
  <manifest:file-entry manifest:media-type="image/jpeg" manifest:full-path="Pictures/100000000000032000000258D7CBB9A6.jpg"/>
  <manifest:file-entry manifest:media-type="image/jpeg" manifest:full-path="Pictures/1000000000000320000002581629F60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" xmlns:anim="urn:oasis:names:tc:opendocument:xmlns:animation:1.0" office:version="1.0">
  <office:scripts/>
  <office:automatic-styles>
    <style:style style:name="dp1" style:family="drawing-page">
      <style:drawing-page-properties presentation:transition-style="none" presentation:background-visible="true" presentation:background-objects-visible="true" presentation:display-footer="visible" presentation:display-page-number="hidden" presentation:display-date-time="visible"/>
    </style:style>
    <style:style style:name="dp2" style:family="drawing-page">
      <style:drawing-page-properties presentation:display-header="visible" presentation:display-footer="visible" presentation:display-page-number="hidden" presentation:display-date-time="visibl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19.653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ize="4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9.653cm" svg:height="13.971cm" svg:x="4.84cm" svg:y="2.679cm">
          <draw:text-box>
            <text:p text:style-name="P1"><text:span text:style-name="T1">This is a simple presentation demo</text:span></text:p>
            <text:p text:style-name="P1"/>
            <text:p text:style-name="P1"/>
            <text:p text:style-name="P1"/>
            <text:p text:style-name="P1">This demo shows three pictures on the next three slides.</text:p>
          </draw:text-box>
        </draw:frame>
        <anim:par presentation:node-type="timing-root">
          <anim:seq smil:dur="0s" presentation:node-type="main-sequence"/>
        </anim:par>
      </draw:page>
      <draw:page draw:name="page2" draw:style-name="dp1" draw:master-page-name="Default">
        <draw:frame draw:style-name="gr2" draw:text-style-name="P2" draw:layer="layout" svg:width="24.988cm" svg:height="19.043cm" svg:x="1.571cm" svg:y="0.98cm">
          <draw:image xlink:href="Pictures/100000000000032000000258D7CBB9A6.jpg" xlink:type="simple" xlink:show="embed" xlink:actuate="onLoad">
            <text:p text:style-name="P1"/>
          </draw:image>
        </draw:frame>
        <anim:par presentation:node-type="timing-root"/>
      </draw:page>
      <draw:page draw:name="page3" draw:style-name="dp1" draw:master-page-name="Default">
        <draw:frame draw:style-name="gr2" draw:text-style-name="P2" draw:layer="layout" svg:width="24.583cm" svg:height="19.039cm" svg:x="1.709cm" svg:y="1.079cm">
          <draw:image xlink:href="Pictures/100000000000032000000258F37B18FB.jpg" xlink:type="simple" xlink:show="embed" xlink:actuate="onLoad">
            <text:p text:style-name="P1"/>
          </draw:image>
        </draw:frame>
        <anim:par presentation:node-type="timing-root"/>
      </draw:page>
      <draw:page draw:name="page4" draw:style-name="dp1" draw:master-page-name="Default">
        <draw:frame draw:style-name="gr2" draw:text-style-name="P2" draw:layer="layout" svg:width="24.988cm" svg:height="19.076cm" svg:x="1.506cm" svg:y="0.98cm">
          <draw:image xlink:href="Pictures/1000000000000320000002581629F609.jpg" xlink:type="simple" xlink:show="embed" xlink:actuate="onLoad">
            <text:p text:style-name="P1"/>
          </draw:image>
        </draw:frame>
        <anim:par presentation:node-type="timing-root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visible" presentation:display-footer="visible" presentation:display-page-number="hidden" presentation:display-date-time="visibl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8cm" svg:height="10.281cm" svg:x="3.64cm" svg:y="2.853cm" presentation:class="page"/>
        <draw:frame presentation:style-name="Default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" xmlns:anim="urn:oasis:names:tc:opendocument:xmlns:animation:1.0" office:version="1.0">
  <office:meta>
    <meta:generator>StarOffice/8_Beta$Linux OpenOffice.org_project/680m66$Build-8852$CWS-sdksample</meta:generator>
    <meta:initial-creator>Jürgen Schmidt</meta:initial-creator>
    <meta:creation-date>2002-11-21T15:57:22</meta:creation-date>
    <dc:creator>Jürgen Schmidt</dc:creator>
    <dc:date>2002-11-21T16:03:35</dc:date>
    <dc:language>en-US</dc:language>
    <meta:editing-cycles>2</meta:editing-cycles>
    <meta:editing-duration>PT6M4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